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 fo:background-color="#ffff00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 fo:background-color="#ffff00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e7b0bb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ebd1" officeooo:paragraph-rsid="01f5abdc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40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b3398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2172572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2172572" style:font-style-asian="normal" style:font-style-complex="normal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21917bb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21d9dba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5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63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6bab7" officeooo:paragraph-rsid="02e6f786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6bd11" officeooo:paragraph-rsid="02e6f786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761f9" officeooo:paragraph-rsid="02e6f786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12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12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12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12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12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36" style:family="paragraph" style:parent-style-name="Heading_20_1">
      <style:paragraph-properties fo:text-align="center" style:justify-single-word="false"/>
    </style:style>
    <style:style style:name="P137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138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1b77d"/>
    </style:style>
    <style:style style:name="T21" style:family="text">
      <style:text-properties officeooo:rsid="01b2f7d5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1b2f7d5" fo:background-color="transparent" loext:char-shading-value="0"/>
    </style:style>
    <style:style style:name="T24" style:family="text">
      <style:text-properties officeooo:rsid="022f2441" fo:background-color="transparent" loext:char-shading-value="0"/>
    </style:style>
    <style:style style:name="T25" style:family="text">
      <style:text-properties officeooo:rsid="02a2fdcb" fo:background-color="transparent" loext:char-shading-value="0"/>
    </style:style>
    <style:style style:name="T26" style:family="text">
      <style:text-properties officeooo:rsid="02d13f68" fo:background-color="transparent" loext:char-shading-value="0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1b67eef"/>
    </style:style>
    <style:style style:name="T29" style:family="text">
      <style:text-properties officeooo:rsid="01b920d3"/>
    </style:style>
    <style:style style:name="T30" style:family="text">
      <style:text-properties officeooo:rsid="01bae22a"/>
    </style:style>
    <style:style style:name="T31" style:family="text">
      <style:text-properties officeooo:rsid="01be128d"/>
    </style:style>
    <style:style style:name="T32" style:family="text">
      <style:text-properties officeooo:rsid="01f840b2"/>
    </style:style>
    <style:style style:name="T33" style:family="text">
      <style:text-properties officeooo:rsid="01f9d13d"/>
    </style:style>
    <style:style style:name="T34" style:family="text">
      <style:text-properties officeooo:rsid="01fb7696"/>
    </style:style>
    <style:style style:name="T35" style:family="text">
      <style:text-properties officeooo:rsid="0202a82d"/>
    </style:style>
    <style:style style:name="T36" style:family="text">
      <style:text-properties officeooo:rsid="02041dc8"/>
    </style:style>
    <style:style style:name="T37" style:family="text">
      <style:text-properties officeooo:rsid="0205c151"/>
    </style:style>
    <style:style style:name="T38" style:family="text">
      <style:text-properties officeooo:rsid="0208e049"/>
    </style:style>
    <style:style style:name="T39" style:family="text">
      <style:text-properties officeooo:rsid="020a3d15"/>
    </style:style>
    <style:style style:name="T40" style:family="text">
      <style:text-properties officeooo:rsid="02100c61"/>
    </style:style>
    <style:style style:name="T41" style:family="text">
      <style:text-properties officeooo:rsid="0210db72"/>
    </style:style>
    <style:style style:name="T42" style:family="text">
      <style:text-properties officeooo:rsid="02115bd8"/>
    </style:style>
    <style:style style:name="T43" style:family="text">
      <style:text-properties officeooo:rsid="021209a0"/>
    </style:style>
    <style:style style:name="T44" style:family="text">
      <style:text-properties officeooo:rsid="02136901"/>
    </style:style>
    <style:style style:name="T45" style:family="text">
      <style:text-properties officeooo:rsid="02142096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3a92e7" style:font-style-asian="normal" style:font-style-complex="normal"/>
    </style:style>
    <style:style style:name="T48" style:family="text">
      <style:text-properties fo:font-style="normal" officeooo:rsid="021a2504" style:font-style-asian="normal" style:font-style-complex="normal"/>
    </style:style>
    <style:style style:name="T49" style:family="text">
      <style:text-properties fo:font-style="normal" fo:background-color="#ffff00" loext:char-shading-value="0" style:font-style-asian="normal" style:font-style-complex="normal"/>
    </style:style>
    <style:style style:name="T50" style:family="text">
      <style:text-properties officeooo:rsid="021917bb"/>
    </style:style>
    <style:style style:name="T51" style:family="text">
      <style:text-properties officeooo:rsid="021a2504"/>
    </style:style>
    <style:style style:name="T52" style:family="text">
      <style:text-properties officeooo:rsid="021b3398"/>
    </style:style>
    <style:style style:name="T53" style:family="text">
      <style:text-properties officeooo:rsid="021cbee4"/>
    </style:style>
    <style:style style:name="T54" style:family="text">
      <style:text-properties officeooo:rsid="021d9dba"/>
    </style:style>
    <style:style style:name="T55" style:family="text">
      <style:text-properties officeooo:rsid="0226fa49"/>
    </style:style>
    <style:style style:name="T56" style:family="text">
      <style:text-properties officeooo:rsid="02288497"/>
    </style:style>
    <style:style style:name="T57" style:family="text">
      <style:text-properties officeooo:rsid="0229de7e"/>
    </style:style>
    <style:style style:name="T58" style:family="text">
      <style:text-properties officeooo:rsid="0229ff47"/>
    </style:style>
    <style:style style:name="T59" style:family="text">
      <style:text-properties officeooo:rsid="022cc65b"/>
    </style:style>
    <style:style style:name="T60" style:family="text">
      <style:text-properties officeooo:rsid="0230aa03"/>
    </style:style>
    <style:style style:name="T61" style:family="text">
      <style:text-properties officeooo:rsid="023261c2"/>
    </style:style>
    <style:style style:name="T62" style:family="text">
      <style:text-properties officeooo:rsid="023761d7"/>
    </style:style>
    <style:style style:name="T63" style:family="text">
      <style:text-properties officeooo:rsid="023ce0d4"/>
    </style:style>
    <style:style style:name="T64" style:family="text">
      <style:text-properties officeooo:rsid="02403a96"/>
    </style:style>
    <style:style style:name="T65" style:family="text">
      <style:text-properties officeooo:rsid="02415db1"/>
    </style:style>
    <style:style style:name="T66" style:family="text">
      <style:text-properties officeooo:rsid="024342c7"/>
    </style:style>
    <style:style style:name="T67" style:family="text">
      <style:text-properties officeooo:rsid="024638d3"/>
    </style:style>
    <style:style style:name="T68" style:family="text">
      <style:text-properties officeooo:rsid="024c971b"/>
    </style:style>
    <style:style style:name="T69" style:family="text">
      <style:text-properties officeooo:rsid="02523688"/>
    </style:style>
    <style:style style:name="T70" style:family="text">
      <style:text-properties officeooo:rsid="025802c7"/>
    </style:style>
    <style:style style:name="T71" style:family="text">
      <style:text-properties officeooo:rsid="02581e20"/>
    </style:style>
    <style:style style:name="T72" style:family="text">
      <style:text-properties officeooo:rsid="025adcc1"/>
    </style:style>
    <style:style style:name="T73" style:family="text">
      <style:text-properties officeooo:rsid="025ceee7"/>
    </style:style>
    <style:style style:name="T74" style:family="text">
      <style:text-properties officeooo:rsid="025e8921"/>
    </style:style>
    <style:style style:name="T75" style:family="text">
      <style:text-properties officeooo:rsid="025f6304"/>
    </style:style>
    <style:style style:name="T76" style:family="text">
      <style:text-properties officeooo:rsid="02636c1c"/>
    </style:style>
    <style:style style:name="T77" style:family="text">
      <style:text-properties officeooo:rsid="0264de71"/>
    </style:style>
    <style:style style:name="T78" style:family="text">
      <style:text-properties officeooo:rsid="02653ee3"/>
    </style:style>
    <style:style style:name="T79" style:family="text">
      <style:text-properties officeooo:rsid="0267c7a0"/>
    </style:style>
    <style:style style:name="T80" style:family="text">
      <style:text-properties officeooo:rsid="026c2deb"/>
    </style:style>
    <style:style style:name="T81" style:family="text">
      <style:text-properties officeooo:rsid="026cb769"/>
    </style:style>
    <style:style style:name="T82" style:family="text">
      <style:text-properties officeooo:rsid="026d6009"/>
    </style:style>
    <style:style style:name="T83" style:family="text">
      <style:text-properties officeooo:rsid="026e8f00"/>
    </style:style>
    <style:style style:name="T84" style:family="text">
      <style:text-properties officeooo:rsid="025adcc1" fo:background-color="#ffff00" loext:char-shading-value="0"/>
    </style:style>
    <style:style style:name="T85" style:family="text">
      <style:text-properties officeooo:rsid="02769fb7" fo:background-color="#ffff00" loext:char-shading-value="0"/>
    </style:style>
    <style:style style:name="T86" style:family="text">
      <style:text-properties officeooo:rsid="026cb769" fo:background-color="#ffff00" loext:char-shading-value="0"/>
    </style:style>
    <style:style style:name="T87" style:family="text">
      <style:text-properties officeooo:rsid="0307a56c" fo:background-color="#ffff00" loext:char-shading-value="0"/>
    </style:style>
    <style:style style:name="T88" style:family="text">
      <style:text-properties officeooo:rsid="030d16f0" fo:background-color="#ffff00" loext:char-shading-value="0"/>
    </style:style>
    <style:style style:name="T89" style:family="text">
      <style:text-properties officeooo:rsid="02736073"/>
    </style:style>
    <style:style style:name="T90" style:family="text">
      <style:text-properties officeooo:rsid="02747e81"/>
    </style:style>
    <style:style style:name="T91" style:family="text">
      <style:text-properties officeooo:rsid="02769fb7"/>
    </style:style>
    <style:style style:name="T92" style:family="text">
      <style:text-properties officeooo:rsid="027793d5"/>
    </style:style>
    <style:style style:name="T93" style:family="text">
      <style:text-properties officeooo:rsid="0278d59e"/>
    </style:style>
    <style:style style:name="T94" style:family="text">
      <style:text-properties officeooo:rsid="027fea0b"/>
    </style:style>
    <style:style style:name="T95" style:family="text">
      <style:text-properties officeooo:rsid="02852a5e"/>
    </style:style>
    <style:style style:name="T96" style:family="text">
      <style:text-properties officeooo:rsid="028803ef"/>
    </style:style>
    <style:style style:name="T97" style:family="text">
      <style:text-properties officeooo:rsid="0289dc1f"/>
    </style:style>
    <style:style style:name="T98" style:family="text">
      <style:text-properties style:use-window-font-color="true" officeooo:rsid="0289dc1f" fo:background-color="transparent" loext:char-shading-value="0"/>
    </style:style>
    <style:style style:name="T99" style:family="text">
      <style:text-properties style:use-window-font-color="true" officeooo:rsid="028aa05a" fo:background-color="transparent" loext:char-shading-value="0"/>
    </style:style>
    <style:style style:name="T100" style:family="text">
      <style:text-properties style:use-window-font-color="true" officeooo:rsid="028b6b12" fo:background-color="transparent" loext:char-shading-value="0"/>
    </style:style>
    <style:style style:name="T101" style:family="text">
      <style:text-properties style:use-window-font-color="true" officeooo:rsid="0290cdd4" fo:background-color="transparent" loext:char-shading-value="0"/>
    </style:style>
    <style:style style:name="T102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03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04" style:family="text">
      <style:text-properties officeooo:rsid="026e43dc"/>
    </style:style>
    <style:style style:name="T105" style:family="text">
      <style:text-properties officeooo:rsid="029525af"/>
    </style:style>
    <style:style style:name="T106" style:family="text">
      <style:text-properties officeooo:rsid="0295318b"/>
    </style:style>
    <style:style style:name="T107" style:family="text">
      <style:text-properties officeooo:rsid="0299994e"/>
    </style:style>
    <style:style style:name="T108" style:family="text">
      <style:text-properties officeooo:rsid="029a8140"/>
    </style:style>
    <style:style style:name="T109" style:family="text">
      <style:text-properties officeooo:rsid="02a2fdcb"/>
    </style:style>
    <style:style style:name="T110" style:family="text">
      <style:text-properties officeooo:rsid="02a967ff"/>
    </style:style>
    <style:style style:name="T111" style:family="text">
      <style:text-properties officeooo:rsid="02acfaa8"/>
    </style:style>
    <style:style style:name="T112" style:family="text">
      <style:text-properties officeooo:rsid="02b07e75"/>
    </style:style>
    <style:style style:name="T113" style:family="text">
      <style:text-properties officeooo:rsid="02b3865a"/>
    </style:style>
    <style:style style:name="T114" style:family="text">
      <style:text-properties officeooo:rsid="02b6bab7"/>
    </style:style>
    <style:style style:name="T115" style:family="text">
      <style:text-properties officeooo:rsid="02b6bd11"/>
    </style:style>
    <style:style style:name="T116" style:family="text">
      <style:text-properties officeooo:rsid="02b8fc7b"/>
    </style:style>
    <style:style style:name="T117" style:family="text">
      <style:text-properties officeooo:rsid="02ba4a3c"/>
    </style:style>
    <style:style style:name="T118" style:family="text">
      <style:text-properties officeooo:rsid="02bc3326"/>
    </style:style>
    <style:style style:name="T119" style:family="text">
      <style:text-properties officeooo:rsid="02be8792"/>
    </style:style>
    <style:style style:name="T120" style:family="text">
      <style:text-properties officeooo:rsid="02bf4337"/>
    </style:style>
    <style:style style:name="T121" style:family="text">
      <style:text-properties officeooo:rsid="02c3f5ee"/>
    </style:style>
    <style:style style:name="T122" style:family="text">
      <style:text-properties officeooo:rsid="02cd519c"/>
    </style:style>
    <style:style style:name="T123" style:family="text">
      <style:text-properties officeooo:rsid="02d13f68"/>
    </style:style>
    <style:style style:name="T124" style:family="text">
      <style:text-properties officeooo:rsid="02d2dccc"/>
    </style:style>
    <style:style style:name="T125" style:family="text">
      <style:text-properties officeooo:rsid="02e32391"/>
    </style:style>
    <style:style style:name="T126" style:family="text">
      <style:text-properties officeooo:rsid="02e4b27d"/>
    </style:style>
    <style:style style:name="T127" style:family="text">
      <style:text-properties officeooo:rsid="02e7b0bb"/>
    </style:style>
    <style:style style:name="T128" style:family="text">
      <style:text-properties officeooo:rsid="02e90f55"/>
    </style:style>
    <style:style style:name="T129" style:family="text">
      <style:text-properties officeooo:rsid="02eb28cf"/>
    </style:style>
    <style:style style:name="T130" style:family="text">
      <style:text-properties officeooo:rsid="02ecf391"/>
    </style:style>
    <style:style style:name="T131" style:family="text">
      <style:text-properties officeooo:rsid="02ef9e4c"/>
    </style:style>
    <style:style style:name="T132" style:family="text">
      <style:text-properties officeooo:rsid="02f37207"/>
    </style:style>
    <style:style style:name="T133" style:family="text">
      <style:text-properties officeooo:rsid="02f3fef4"/>
    </style:style>
    <style:style style:name="T134" style:family="text">
      <style:text-properties officeooo:rsid="02f40c6d"/>
    </style:style>
    <style:style style:name="T135" style:family="text">
      <style:text-properties officeooo:rsid="02f44243"/>
    </style:style>
    <style:style style:name="T136" style:family="text">
      <style:text-properties officeooo:rsid="02f87ae3"/>
    </style:style>
    <style:style style:name="T137" style:family="text">
      <style:text-properties officeooo:rsid="02f89afd"/>
    </style:style>
    <style:style style:name="T138" style:family="text">
      <style:text-properties officeooo:rsid="02f8cae9"/>
    </style:style>
    <style:style style:name="T139" style:family="text">
      <style:text-properties officeooo:rsid="02fef729"/>
    </style:style>
    <style:style style:name="T140" style:family="text">
      <style:text-properties officeooo:rsid="030143de"/>
    </style:style>
    <style:style style:name="T141" style:family="text">
      <style:text-properties officeooo:rsid="0305d2d6"/>
    </style:style>
    <style:style style:name="T142" style:family="text">
      <style:text-properties officeooo:rsid="0309672d"/>
    </style:style>
    <style:style style:name="T143" style:family="text">
      <style:text-properties officeooo:rsid="030b5782"/>
    </style:style>
    <style:style style:name="T144" style:family="text">
      <style:text-properties officeooo:rsid="030d4f98"/>
    </style:style>
    <style:style style:name="T145" style:family="text">
      <style:text-properties officeooo:rsid="030db7ae"/>
    </style:style>
    <style:style style:name="T146" style:family="text">
      <style:text-properties officeooo:rsid="030fa319"/>
    </style:style>
    <style:style style:name="T147" style:family="text">
      <style:text-properties officeooo:rsid="03107dc6"/>
    </style:style>
    <style:style style:name="T148" style:family="text">
      <style:text-properties officeooo:rsid="0310861e"/>
    </style:style>
    <style:style style:name="T149" style:family="text">
      <style:text-properties officeooo:rsid="01d872e6"/>
    </style:style>
    <style:style style:name="T150" style:family="text">
      <style:text-properties officeooo:rsid="031417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6" text:outline-level="1">Семь вечностей</text:h>
      <text:p text:style-name="P11">(<text:span text:style-name="T77">ниспада</text:span>ющее безумие)</text:p>
      <text:p text:style-name="P1"/>
      <text:h text:style-name="P138" text:outline-level="2"><text:span text:style-name="T148">1</text:span></text:h>
      <text:p text:style-name="P86">009 Sound System – DreamScape <text:span text:style-name="T94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2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3"/>
      <text:p text:style-name="P14">***</text:p>
      <text:p text:style-name="P35"><text:a xlink:type="simple" xlink:href="https://www.youtube.com/watch?v=rvk5D1iI2LA" text:style-name="Internet_20_link" text:visited-style-name="Visited_20_Internet_20_Link">https://www.youtube.com/watch?v=rvk5D1iI2LA</text:a></text:p>
      <text:h text:style-name="P137" text:outline-level="1">Mark Knopfler - Marbletown - Córdoba 2010 </text:h>
      <text:p text:style-name="P35"/>
      <text:p text:style-name="P15"><text:span text:style-name="T17">Джет</text:span> нетерпеливо <text:span text:style-name="T16">толкала</text:span> меня <text:span text:style-name="T16">копытом в</text:span> плечо.</text:p>
      <text:p text:style-name="P15">- <text:span text:style-name="T17">Хум</text:span>, вставай! <text:span text:style-name="T17">Хум! Пора собираться! Хум… Хуман!!!</text:span></text:p>
      <text:p text:style-name="P16">Последний толчок был больше похож на <text:span text:style-name="T18">пинок. Я со стоном разлепил веки.</text:span></text:p>
      <text:p text:style-name="P17"/>
      <text:p text:style-name="P17"><text:span text:style-name="T21">Поняха</text:span> прыгала вокруг меня в нетерпении, бросая скомкан<text:span text:style-name="T28">ые</text:span> <text:span text:style-name="T28">шмотки</text:span> в <text:span text:style-name="T35">мешок</text:span> и утрамбовывая <text:span text:style-name="T28">их</text:span> задними ногами. <text:span text:style-name="T19">Солнечные зайчики едва поспевали за ней, осыпая весёлыми искрами её голубую шёрстку.</text:span></text:p>
      <text:p text:style-name="P17"/>
      <text:p text:style-name="P17">- <text:span text:style-name="T30">Они приближаются! Я слышала их горн</text:span><text:span text:style-name="T23">!</text:span><text:span text:style-name="T21"> Надо убираться отсюда!</text:span></text:p>
      <text:p text:style-name="P15"/>
      <text:p text:style-name="P18">Последнюю порцию барахла Джет утрамбовала, с размаху усевшись на <text:span text:style-name="T35">мешок</text:span>. Тот жалобно скрипнул.</text:p>
      <text:p text:style-name="P18"/>
      <text:p text:style-name="P18">- <text:span text:style-name="T29">Да вставай же!</text:span></text:p>
      <text:p text:style-name="P19">Не дождавшись, Джет нетерпеливо прыгнула ко мне и, поддев мордой, перевела в сидячее положение.</text:p>
      <text:p text:style-name="P19"><text:span text:style-name="T35">Мешок</text:span>, облегчённо крякнув, вывалил половину содержимого на землю.</text:p>
      <text:p text:style-name="P19"/>
      <text:p text:style-name="P20"><text:soft-page-break/>Две недели! Две грёбаные недели мы скрытно пробираемся к <text:span text:style-name="T32">проклятому </text:span><text:span text:style-name="T88">урочищу</text:span>, как какие-то <text:span text:style-name="T31">беглые каторжники</text:span>. <text:span text:style-name="T33">Чёртов дракон поселился аккурат в его центре, куда нам надо добраться во что бы то ни стало. И чем ближе мы подходим, тем опаснее становится.</text:span></text:p>
      <text:p text:style-name="P34">Со старым <text:span text:style-name="T25">Ониксом</text:span> шутки плохи – всё чаще по дороге нам встречаются обглоданные кости и разгрызенные черепа. <text:span text:style-name="T34">Пару раз кости лежали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36"/>
      <text:p text:style-name="P36">Но самое опасное – даже не сам <text:span text:style-name="T109">Оникс</text:span>. <text:span text:style-name="T41">Нееет, чешуйчатый самовар вылетает из логова</text:span> <text:span text:style-name="T37">на охоту раз в неделю, строго по расписанию. И если затаиться в этот день и не показывать носа из убежища, можно потом неделю не <text:s/>опасаться, что тебя сожрёт мифическое, но оттого не менее прожорливое чудовище.</text:span></text:p>
      <text:p text:style-name="P36"/>
      <text:p text:style-name="P24"><text:span text:style-name="T141">Нет, Оникс – ерунда. </text:span>За нами. Гонятся. Чёртовы. Чокнутые. Пони.</text:p>
      <text:p text:style-name="P25"/>
      <text:p text:style-name="P25">Если бы <text:span text:style-name="T37">я</text:span> когда-нибудь <text:span text:style-name="T41">узнал</text:span>, что <text:span text:style-name="T36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6">Вот только шуточка встала бы <text:span text:style-name="T40">мне </text:span>поперёк горла, если б я знал, что <text:span text:style-name="T41">этот </text:span>вождь верховодит табуном агрессивных мускулистых битюгов, а дочурка <text:span text:style-name="T39">его </text:span>– <text:span text:style-name="T38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7"/>
      <text:p text:style-name="P28">Ну вот кто заставил тебя улыб<text:span text:style-name="T144">аться</text:span> Дейдре, Хуман? Ведь всё так неплохо шло…</text:p>
      <text:p text:style-name="P38"/>
      <text:p text:style-name="P40">***</text:p>
      <text:p text:style-name="P38"/>
      <text:p text:style-name="P38">- Да ты совсем чокнулась, коняга долбанутая! - заорал я, как только <text:span text:style-name="T43">вынырнул</text:span>, - я же мог разбиться!!!</text:p>
      <text:p text:style-name="P38">- Ты хочешь сказать, что сгореть было бы лучшим вариантом? - <text:span text:style-name="T43">пегаска, пошатываясь, вышла из воды и</text:span> устало растяну<text:span text:style-name="T43">лась</text:span> на берегу. - <text:span text:style-name="T42">Я же не дала нам погибнуть, видишь. У меня всё под контролем.</text:span></text:p>
      <text:p text:style-name="P38">- <text:span text:style-name="T42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38"/>
      <text:p text:style-name="P42"><text:span text:style-name="T147">Пегаска</text:span> <text:span text:style-name="T51">сникла.</text:span></text:p>
      <text:p text:style-name="P41">- Не могла…</text:p>
      <text:p text:style-name="P41"><text:span text:style-name="T52">Она </text:span>молча, <text:span text:style-name="T52">не попытавшись смахнуть воду,</text:span> отвернулась и развернула крыло. <text:span text:style-name="T44">Где-то на половине длины второго сустава оно безжизненно свисало под неестественным углом.</text:span></text:p>
      <text:p text:style-name="P41"><text:soft-page-break/>- <text:span text:style-name="T44">Если бы могла летать - не задержалась бы в гнезде Агамемнона… Сломала вчера на вираже, когда уходила от погони.</text:span></text:p>
      <text:p text:style-name="P41"/>
      <text:p text:style-name="P43">У меня пересохло в горле.</text:p>
      <text:p text:style-name="P43"><text:span text:style-name="T47">- </text:span><text:span text:style-name="T46">А как же..? </text:span><text:span text:style-name="T48">Ох… </text:span><text:span text:style-name="T46">- я хотел было спросить, </text:span><text:span text:style-name="T49">как она планировала уходить от Агамемнона</text:span><text:span text:style-name="T46">, но запнулся.</text:span></text:p>
      <text:p text:style-name="P44"/>
      <text:p text:style-name="P44">Иногда ты довольно туго соображаешь, <text:span text:style-name="T50">чувак</text:span>! <text:span text:style-name="T145">Жертвенность этой пони заслуживает большей награды, чем ты можешь дать сейчас.</text:span></text:p>
      <text:p text:style-name="P44"/>
      <text:p text:style-name="P44">Я примирительно потрепал <text:span text:style-name="T50">пегаску по </text:span>голуб<text:span text:style-name="T51">ой</text:span> грив<text:span text:style-name="T50">е и неумело погладил по крупу, стряхивая воду</text:span>.</text:p>
      <text:p text:style-name="P44">- Извини, <text:span text:style-name="T52">подруга</text:span>. <text:span text:style-name="T51">Я ступил.</text:span></text:p>
      <text:p text:style-name="P44"/>
      <text:p text:style-name="P46">Та <text:span text:style-name="T146">немедленно </text:span>повернулась и <text:span text:style-name="T51">по улыбке во всю ширину мордахи я понял, что прощён.</text:span></text:p>
      <text:p text:style-name="P41"/>
      <text:p text:style-name="P41">- <text:span text:style-name="T53">Друзья зовут меня Джет.</text:span></text:p>
      <text:p text:style-name="P41">- <text:span text:style-name="T53">Здорово, Джет! А меня зовут… Эмм…</text:span></text:p>
      <text:p text:style-name="P41"/>
      <text:p text:style-name="P47">Блин! Похоже, это ещё одна вещь, которую я не помню.</text:p>
      <text:p text:style-name="P41"/>
      <text:p text:style-name="P41">- <text:span text:style-name="T54">Называй меня… Эмм… Хуман! Хуман из рода Хомо Сапиенсов.</text:span></text:p>
      <text:p text:style-name="P41">- <text:span text:style-name="T54">Привет, Хуман! - пегаска с улыбкой зажала мою руку копытами и потрясла.</text:span></text:p>
      <text:p text:style-name="P41">- <text:span text:style-name="T54">Привет, Джет!</text:span></text:p>
      <text:p text:style-name="P41">- <text:span text:style-name="T54">Привет, красавчики!</text:span></text:p>
      <text:p text:style-name="P41"/>
      <text:p text:style-name="P41">…</text:p>
      <text:p text:style-name="P41"/>
      <text:p text:style-name="P48">Мы обернулись на голос и узрели с полдюжины коп<text:span text:style-name="T55">и</text:span>й, чуть ли не утыкающихся нам в носы.</text:p>
      <text:p text:style-name="P50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57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50"/>
      <text:p text:style-name="P51">- <text:span text:style-name="T58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51"/>
      <text:p text:style-name="P56"><text:soft-page-break/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52">В грудь Джет упиралось копьё крохотной поньки с гривой ёршиком.</text:p>
      <text:p text:style-name="P52"/>
      <text:p text:style-name="P52">- Хорошая попытка, <text:span text:style-name="T131">летун</text:span>, - расплылась в ехидной улыбке малютка, - но устраивать засады нас учат с младенчества. <text:span text:style-name="T59">Крылатым этого не понять, правда?</text:span></text:p>
      <text:p text:style-name="P52"/>
      <text:p text:style-name="P53">Тут до меня дошло, что крыльев у этих оборванцев не наблюдается.</text:p>
      <text:p text:style-name="P53"/>
      <text:p text:style-name="P54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 - Не пытайтесь уйти, красавчики. Мы ведь можем и рассердиться. А когда мы сердимся, мы <text:span text:style-name="T24">связываем пленников</text:span>. <text:span text:style-name="T60">Ноги и крылья. Очень туго. </text:span>И тогда они уже не могут бежать. И сердить нас. <text:span text:style-name="T62">А к пегасам ещё приковываем гирю.</text:span> Всё просто, усекли? <text:span text:style-name="T61">И нам плевать, что у пегаски крыло гнётся в обе стороны</text:span>, - <text:span text:style-name="T60">о</text:span>на <text:span text:style-name="T61">насмешливо кивнула</text:span> Джет.</text:p>
      <text:p text:style-name="P54"/>
      <text:p text:style-name="P54">Та мрачно стояла, сцепив зубы.</text:p>
      <text:p text:style-name="P53"/>
      <text:p text:style-name="P53">- За меня могут заплатить хороший выкуп, - наконец, <text:span text:style-name="T131">с сомнением </text:span>произнесла она. - А Хуман ничего не помнит, ни кто он, ни откуда. Как жеребёнок. Его Агамемнон по голове треснул во время охоты. С него вы ничего не получите, лучше отпустите. Вы же не трогаете жеребят?</text:p>
      <text:p text:style-name="P53"/>
      <text:p text:style-name="P55">Её собеседница только хмыкнула.</text:p>
      <text:p text:style-name="P55"/>
      <text:p text:style-name="P55">- Хорош жеребёнок - <text:span text:style-name="T62">ягодицы, что у ломовика!</text:span> - она задумалась. <text:span text:style-name="T56">- Так. Летуна – на кухню. А этого… красавчика – к Дейдре.</text:span></text:p>
      <text:p text:style-name="P48"/>
      <text:p text:style-name="P59">***</text:p>
      <text:p text:style-name="P71"/>
      <text:p text:style-name="P74">Тема беседы просто вводила <text:span text:style-name="T79">тебя </text:span>в шок, <text:span text:style-name="T79">Хуман!</text:span> Вот уже битых полчаса розовогривая поняха втолковывала тебе, что ты должен присоединиться к племенному табуну жеребцов <text:span text:style-name="T89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74"/>
      <text:p text:style-name="P74">…</text:p>
      <text:p text:style-name="P74"/>
      <text:p text:style-name="P71"><text:soft-page-break/>- <text:span text:style-name="T72">Эй, но я же не пони! Какой вам от меня прок в таком </text:span><text:span text:style-name="T84">идиотском</text:span><text:span text:style-name="T72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71"/>
      <text:p text:style-name="P81"><text:span text:style-name="T91">Я аж передёрнул плечами. </text:span><text:span text:style-name="T85">Конеёбство</text:span><text:span text:style-name="T91"> – это, явно, не то занятие, чем ты занимался в прошлом и хотел бы заниматься в будущем, Хуман! </text:span></text:p>
      <text:p text:style-name="P94">Поняха с недоверием смотрела на меня.</text:p>
      <text:p text:style-name="P80"/>
      <text:p text:style-name="P73">- <text:span text:style-name="T76">Хум, т</text:span>ы прикалываешься? Или та обломанная пегаска таки права, и ты действительно ни<text:span text:style-name="T107">чего</text:span> не <text:span text:style-name="T92">помнишь</text:span>?</text:p>
      <text:p text:style-name="P73"/>
      <text:p text:style-name="P75">Пон<text:span text:style-name="T89">ька</text:span> принялась загибать копыта, делая сброс через каждую пару:</text:p>
      <text:p text:style-name="P75"/>
      <text:p text:style-name="P76">- Во-первых, <text:span text:style-name="T89">полная </text:span>несовместимость видов – это миф, распространяемый последователями “<text:span text:style-name="T93">Торийской</text:span> <text:span text:style-name="T93">расы</text:span>”. <text:span text:style-name="T80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76"/>
      <text:p text:style-name="P76">…<text:span text:style-name="T90">Я истерически рассмеялся…</text:span></text:p>
      <text:p text:style-name="P76"/>
      <text:p text:style-name="P75">- Во-вторых, <text:span text:style-name="T81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86">У меня есть подруга из единорогов, </text:span><text:span text:style-name="T87">только ты не говори никому, это тайна!</text:span><text:span text:style-name="T81"> Хотя, может, ты умеешь магичить, Хум?</text:span></text:p>
      <text:p text:style-name="P82"/>
      <text:p text:style-name="P83">Поняха с надеждой посмотрела на меня. Я с огромным облегчением отрицательно помотал головой.</text:p>
      <text:p text:style-name="P75"/>
      <text:p text:style-name="P77">- <text:span text:style-name="T95">В</text:span>-третьих, в твоём случае даже не столь важн<text:span text:style-name="T97">а</text:span> <text:span text:style-name="T97">свежая кровь</text:span>, как то, что ты – представитель совершенно иного племени. <text:span text:style-name="T81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77"/>
      <text:p text:style-name="P89">Дейдра мечтательно вздохнула.</text:p>
      <text:p text:style-name="P88"/>
      <text:p text:style-name="P88">- Может, ты тоже вождь своего племени, <text:span text:style-name="T82">Хум</text:span>? Какой у <text:span text:style-name="T82">тебя</text:span> талант? <text:span text:style-name="T82">Летать и магичить ты не умеешь. </text:span>Может, <text:span text:style-name="T82">т</text:span>ы <text:span text:style-name="T82">умеешь</text:span> <text:span text:style-name="T98">предсказывать погоду? Нам бы очень пригодилось в выращивании картохи. Может </text:span><text:soft-page-break/><text:span text:style-name="T98">быть, ты даже умеешь </text:span><text:span text:style-name="T101">управлять облаками</text:span><text:span text:style-name="T98">? Мы б тогда пегасам показали копыто от плеча </text:span><text:span text:style-name="T99">вместо </text:span><text:span text:style-name="T98">четверт</text:span><text:span text:style-name="T100">и</text:span><text:span text:style-name="T98"> урожая за дождик после посевной!</text:span></text:p>
      <text:p text:style-name="P61"/>
      <text:p text:style-name="P90">Я упорно помотал головой. <text:span text:style-name="T104">Дейдра пристально уставилась на меня, пытаясь рассмотреть мой талант. Наконец она ухмыльнулась кривой улыбкой.</text:span></text:p>
      <text:p text:style-name="P79"/>
      <text:p text:style-name="P78">- И, наконец, в-четвёртых, <text:span text:style-name="T111">если ты будешь моим личным фаворитом, то конкретно</text:span> для меня аспект потомства совершенно не критичен. <text:span text:style-name="T83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73">- <text:span text:style-name="T105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91"/>
      <text:p text:style-name="P92">Розовая поняха заметно поскучнела.</text:p>
      <text:p text:style-name="P58"/>
      <text:p text:style-name="P58">- <text:span text:style-name="T106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57"/>
      <text:p text:style-name="P65"><text:span text:style-name="T69">Розовогривая кобылка</text:span> вытащила зубами из-<text:span text:style-name="T63">за топчана</text:span> пузатую фляжку из тыквы <text:span text:style-name="T63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64"/>
      <text:p text:style-name="P60">- <text:span text:style-name="T63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60"/>
      <text:p text:style-name="P128">Я <text:span text:style-name="T142">улыбнулся и </text:span>понимающе покачал головой. <text:span text:style-name="T143">Всё-таки между людьми и пони намного больше общего, чем тебе казалось, Хуман!</text:span></text:p>
      <text:p text:style-name="P128"><text:span text:style-name="T143">Дейдра уныло свесила голову.</text:span></text:p>
      <text:p text:style-name="P66"/>
      <text:p text:style-name="P66">- Если бы ты знал, как меня это <text:span text:style-name="T78">достало</text:span>! <text:span text:style-name="T64">Мне, лучшей выпускнице Понхэнджа позапрошлого года, приходится выслушивать пьяный трындёж папашиных собутыльников о том, чей лоб твёрже! А потом 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66"/>
      <text:p text:style-name="P67"><text:soft-page-break/><text:span text:style-name="T74">Розовая к</text:span>обылка <text:span text:style-name="T70">вновь</text:span> сжала зубами горлышко и запрокинула бутылку. Послышалось долгое бульканье.</text:p>
      <text:p text:style-name="P60"/>
      <text:p text:style-name="P60">- <text:span text:style-name="T65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60"/>
      <text:p text:style-name="P68">Дейдра в напускном ужасе округлила глаза и покрутила возле виска копытом. Кудряшки <text:span text:style-name="T71">её</text:span> гривы стали подозрительно <text:span text:style-name="T75">топорщиться</text:span> в разные стороны.</text:p>
      <text:p text:style-name="P67"/>
      <text:p text:style-name="P67">- Хум, они полностью <text:span text:style-name="T66">бананулись</text:span> на жеребятах! Абсолютно и безвозвратно! <text:span text:style-name="T66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69"/>
      <text:p text:style-name="P69">Кобылка завела глаза, сложила губы бантиком и произнесла фальцетом:</text:p>
      <text:p text:style-name="P69"/>
      <text:p text:style-name="P70">- <text:span text:style-name="T67">Дейдра, </text:span>тебе <text:span text:style-name="T67">п</text:span>ора заиметь своего покакунчика-посисюнчика, надо исполнить своё предназначение, <text:span text:style-name="T73">нам нужен преемник вождю,</text:span> песчинки-то падают, всем нужен покакунчик, не быть тебе полноценной без посисюнчика…</text:p>
      <text:p text:style-name="P69"/>
      <text:p text:style-name="P69">Дейдра с чувством приложилась лбом о стол. <text:span text:style-name="T108">Послышался треск. </text:span>Полупустая бутылка подпрыгнула и остановилась у самого края. <text:span text:style-name="T67">Я даже начал проникаться сочувствием к своей поработительнице.</text:span></text:p>
      <text:p text:style-name="P69"/>
      <text:p text:style-name="P67">- <text:span text:style-name="T67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67"/>
      <text:p text:style-name="P72"><text:span text:style-name="T68">Вместе с храпом изо рта великой пиратки вылетело три розовых пузыря. </text:span>Поняха явно перебрала с алкоголем.</text:p>
      <text:p text:style-name="P67"/>
      <text:p text:style-name="P63">***</text:p>
      <text:p text:style-name="P60"/>
      <text:p text:style-name="P99">Положение единственного человека в обществе пони имеет свои преимущества, <text:span text:style-name="T113">Хуман</text:span>! Нет, не то, что чокнутые на всю голову поняхи рассматривают тебя как кандидата на <text:span text:style-name="T113">улучшение племенной крови. 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</text:span><text:soft-page-break/><text:span text:style-name="T113">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101"/>
      <text:p text:style-name="P102">Поэтому полночь застала меня тыкающимся во все <text:span text:style-name="T125">углы </text:span>в поисках <text:span text:style-name="T121">кухни. Найдя, наконец, искомую дверь, не было большого труда обнаружить кладовку, из которой раздавалось громкое храпение.</text:span></text:p>
      <text:p text:style-name="P100"/>
      <text:p text:style-name="P95">- Джет… Джет… Да вставай же, засоня! - я громко шептал в ухо спящей пегаске, <text:span text:style-name="T26">легонько похлопывая по шее</text:span><text:span text:style-name="T22">.</text:span></text:p>
      <text:p text:style-name="P95">- Мн-мн-хррр, - сонно чавкала пегаска, пуская слюни. - <text:span text:style-name="T110">Гороховый суп закончился. Пюре будет через полчаса. Не ломайте лавки, пожалуйста… А? Что?</text:span></text:p>
      <text:p text:style-name="P84"/>
      <text:p text:style-name="P96">Я шёлкнул пегаску по носу.</text:p>
      <text:p text:style-name="P96">- Вставай! Надо сматываться. <text:span text:style-name="T112">Дейдра хочет сделать меня своим фаворитом. У меня плохие предчувствия на этот счёт.</text:span></text:p>
      <text:p text:style-name="P96"/>
      <text:p text:style-name="P98">Пегаска <text:span text:style-name="T122">поднялась</text:span>, потирая нос копытом. <text:span text:style-name="T123">Рваное одеяло сползло с её тела и в нос мне ударил кислый запах. </text:span></text:p>
      <text:p text:style-name="P110">- Тут что, докторов нет? Неужели нельзя было нормально сделать? - я указал на покалеченное крыло, примотанное к телу рваной тряпкой.</text:p>
      <text:p text:style-name="P98">- <text:span text:style-name="T124">Не знаю, Хум, о каких докторах ты говоришь, но хороший знахарь-шаман мне бы сейчас не помешал. Сустав распух. И болит сильнее прежнего, - пробормотала пегаска, потёршись об меня носом в приветствии. -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98"/>
      <text:p text:style-name="P98">…</text:p>
      <text:p text:style-name="P98"/>
      <text:p text:style-name="P108">Очертания большого зала едва угадывались в тусклом свете остывающих углей камина. <text:span text:style-name="T126">В дальнем углу темнела заветная дверь. Всего двадцать шагов – и ты на свободе, Хуман!</text:span></text:p>
      <text:p text:style-name="P109"/>
      <text:p text:style-name="P109">Есть только одно маленькое “но”.</text:p>
      <text:p text:style-name="P109">Эти двадцать шагов заполнены валяющимися вповалку, храпящими, <text:span text:style-name="T128">чмокающими, сопящими</text:span> и дёргающими<text:span text:style-name="T128">ся</text:span> во сне пони.</text:p>
      <text:p text:style-name="P98"/>
      <text:p text:style-name="P98">- <text:span text:style-name="T126">Ты чего остановился? - пихнула меня головой в спину Джет. - Надо торопиться, пока не рассвело!</text:span></text:p>
      <text:p text:style-name="P97"/>
      <text:p text:style-name="P111"><text:soft-page-break/>Я обреченно вздохнул, выбрал на полу место, свободное от понеконечностей и поставил туда ногу.</text:p>
      <text:p text:style-name="P112">Почти попал. Светло-коричневая пони ойкнула и сжалась во сне, когда я наступил ей на хвост.</text:p>
      <text:p text:style-name="P112">Теперь уже не время для размусоливаний! Отбросив осторожность, я быстрым шагом, <text:span text:style-name="T129">балансируя на носках и </text:span>выискивая свободные клочки пола, пробрался к выходу. <text:span text:style-name="T129">Балерина на пуантах позавидовала бы твоей грациозности, Хуман!</text:span></text:p>
      <text:p text:style-name="P112"/>
      <text:p text:style-name="P113">Позади меня послышалось топанье, череда взвизгиваний и возни, нарастающая, подобно <text:span text:style-name="T130">прибою.</text:span></text:p>
      <text:p text:style-name="P114">Джет невозмутимо торила свой путь прямо по ногам, туловищам и хвостам распластавшихся на полу пони.</text:p>
      <text:p text:style-name="P49"/>
      <text:p text:style-name="P49">- <text:span text:style-name="T130">Ты рехнулась? - зашипел на неё я, - надо ж осторожно!</text:span></text:p>
      <text:p text:style-name="P49">- <text:span text:style-name="T130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49"/>
      <text:p text:style-name="P115">Фейспалм был такой силы, что больше походил на пощёчину самому себе. <text:span text:style-name="T132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115"/>
      <text:p text:style-name="P117">Я остервенело дёргал ручку двери, ощущая затылком просыпающийся зал.</text:p>
      <text:p text:style-name="P115">- <text:span text:style-name="T133">Закрыто, блин! - я дёрнул ещё сильнее и приложился задницой о пол, сжимая в руке оторванную ручку.</text:span></text:p>
      <text:p text:style-name="P116">- <text:span text:style-name="T134">Хум</text:span><text:span text:style-name="T102">, подвинься!</text:span></text:p>
      <text:p text:style-name="P118">Пегаска оттеснила меня крупом и повернулась к двери задом.</text:p>
      <text:p text:style-name="P115"/>
      <text:p text:style-name="P119">БАБАХ!!!</text:p>
      <text:p text:style-name="P119"/>
      <text:p text:style-name="P120">Я ошалело смотрел на дверь, вылетевшую вместе с косяком во двор.</text:p>
      <text:p text:style-name="P120"/>
      <text:p text:style-name="P120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35">Всё равно как дать ребёнку ложку и увидеть, как он завяжет её бантиком.</text:span></text:p>
      <text:p text:style-name="P120">- <text:span text:style-name="T135">Ага. - ухмыльнулась Джет. - Я — крутая! По удару ног мне нет равных на нашем облаке и двух соседних!</text:span></text:p>
      <text:p text:style-name="P122"><text:span text:style-name="T102">- </text:span><text:span text:style-name="T103">То же мне — крутая! - донеслось откуда-то снизу. - Да я смогла бы выбить эту дверь лбом! Она всё равно сляпана кое-как из обломков скамеек!</text:span></text:p>
      <text:p text:style-name="P121"/>
      <text:p text:style-name="P123">Мои ноги обнимала Дейдра, улыбаясь мне хищной улыбкой.</text:p>
      <text:p text:style-name="P122"><text:soft-page-break/></text:p>
      <text:p text:style-name="P122">- <text:span text:style-name="T135">И, кстати, чтобы открыть её, достаточно было просто отодвинуть засов.</text:span></text:p>
      <text:p text:style-name="P123"/>
      <text:p text:style-name="P124">Идея Джет <text:span text:style-name="T140">схватить</text:span> меня зубами за шиворот куртки и побежать что есть мочи, была так себе. Дейдра от меня так и не отцепилась, зато я хорошо приложился головой о дверной проём, <text:span text:style-name="T140">так что</text:span> дальнейшую погоню помню смутн<text:span text:style-name="T136">о</text:span>.</text:p>
      <text:p text:style-name="P124"/>
      <text:p text:style-name="P125">- Не смей отбирать у меня юнгу! - орала Дейдра, упираясь в землю задними копытами. - <text:span text:style-name="T136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125"/>
      <text:p text:style-name="P126"><text:span text:style-name="T137">Монолог</text:span> прервалс<text:span text:style-name="T139">я</text:span> <text:span text:style-name="T138">взвизгом и </text:span>плеском воды. Наконец-то я почувствовал свои ноги свободными!</text:p>
      <text:p text:style-name="P124"/>
      <text:p text:style-name="P40">***</text:p>
      <text:p text:style-name="P38"/>
      <text:p text:style-name="P39">- <text:span text:style-name="T42">Ты опять за своё! - крик Джет прямо в ухо перемешал все воспоминания. - Выныривай! Они уже совсем близко!!!</text:span></text:p>
      <text:p text:style-name="P39"/>
      <text:p text:style-name="P45">Я содрогнулся, вскочил с земли и машинально забросил мешок на плёчо.</text:p>
      <text:p text:style-name="P38"/>
      <text:p text:style-name="P38">- <text:span text:style-name="T45">Идём.</text:span></text:p>
      <text:p text:style-name="P38"/>
      <text:h text:style-name="P138" text:outline-level="2">2</text:h>
      <text:p text:style-name="P37"/>
      <text:p text:style-name="P131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в положение “открыто”. Краткие минуты полного уединения от себе подобных закончились.</text:p>
      <text:p text:style-name="P132"/>
      <text:p text:style-name="P132">- <text:span text:style-name="T149">Дедлайн, сигу не долганёшь?</text:span></text:p>
      <text:p text:style-name="P133">- <text:span text:style-name="T150">Не курю.</text:span></text:p>
      <text:p text:style-name="P133">- <text:span text:style-name="T150">Я не спрашивал тебя, куришь ли ты? - пальцы Гниды шевелились, как будто разминая невидимый пластилин. - Сигу не долганёшь?</text:span></text:p>
      <text:p text:style-name="P129"/>
      <text:p text:style-name="P134">Гнида спрыгнул с подоконника и </text:p>
      <text:p text:style-name="P135"><text:soft-page-break/></text:p>
      <text:p text:style-name="P29">===</text:p>
      <text:p text:style-name="P29"/>
      <text:p text:style-name="P29">встреча с единорогами</text:p>
      <text:p text:style-name="P29"/>
      <text:p text:style-name="P33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text:line-break/>Потом – путешествие на “Хитрожопке”, апгрейд её до дирижабля</text:p>
      <text:p text:style-name="P29"/>
      <text:p text:style-name="P106"/>
      <text:p text:style-name="P107"><text:span text:style-name="T148">Рэра</text:span> чуть шевельну<text:span text:style-name="T119">л</text:span>а ухом и немедленно открыла один глаз.</text:p>
      <text:p text:style-name="P107"/>
      <text:p text:style-name="P107">- ПАПА!!! ОН СОГЛАСЕН!!!</text:p>
      <text:p text:style-name="P30"/>
      <text:p text:style-name="P85">&lt;Pornis erectus&gt;</text:p>
      <text:p text:style-name="P62">.</text:p>
      <text:p text:style-name="P62">.</text:p>
      <text:p text:style-name="P62">.</text:p>
      <text:p text:style-name="P62">.</text:p>
      <text:p text:style-name="P93">&lt;Попадает в табун мамок и тёток, но его спасает <text:span text:style-name="T127">Дейдра на Хитрожопке</text:span>&gt;</text:p>
      <text:p text:style-name="P31"/>
      <text:p text:style-name="P23"/>
      <text:p text:style-name="P87">009 Sound System - Speak to Angels <text:span text:style-name="T96">(</text:span><text:a xlink:type="simple" xlink:href="https://www.youtube.com/watch?v=6rAkn9OZT0k" text:style-name="Internet_20_link" text:visited-style-name="Visited_20_Internet_20_Link"><text:span text:style-name="T96">https://www.youtube.com/watch?v=6rAkn9OZT0k</text:span></text:a><text:span text:style-name="T96">)</text:span></text:p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2-23T02:14:12.556754740</dc:date>
    <meta:editing-duration>P42DT19H23M45S</meta:editing-duration>
    <meta:editing-cycles>602</meta:editing-cycles>
    <meta:generator>LibreOffice/5.1.6.2$Linux_X86_64 LibreOffice_project/10m0$Build-2</meta:generator>
    <meta:document-statistic meta:table-count="0" meta:image-count="0" meta:object-count="0" meta:page-count="12" meta:paragraph-count="165" meta:word-count="3328" meta:character-count="21193" meta:non-whitespace-character-count="17985"/>
  </office:meta>
</office:document-meta>
</file>